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2581" officeooo:paragraph-rsid="001c2581"/>
    </style:style>
    <style:style style:name="P2" style:family="paragraph" style:parent-style-name="Standard" style:list-style-name="L1">
      <style:text-properties officeooo:rsid="001cbce4" officeooo:paragraph-rsid="001cbce4"/>
    </style:style>
    <style:style style:name="P3" style:family="paragraph" style:parent-style-name="Standard" style:list-style-name="L1">
      <style:text-properties officeooo:rsid="001db700" officeooo:paragraph-rsid="001db700"/>
    </style:style>
    <style:style style:name="P4" style:family="paragraph" style:parent-style-name="Standard" style:list-style-name="L1">
      <style:text-properties officeooo:rsid="002003fb" officeooo:paragraph-rsid="002003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3f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7210475100951911" text:style-name="L1">
        <text:list-item>
          <text:p text:style-name="P1">Problema al bootear el beagleBoard:</text:p>
          <text:p text:style-name="P1">Error: kernel panic – not syncing: Fatal exception in interrupt</text:p>
          <text:p text:style-name="P2">El error fue causado ya que la computadora no le brindaba suficiente corriente al beagleboard lo cual causaba que se <text:span text:style-name="T1">apag </text:span><text:span text:style-name="T2">se </text:span><text:span text:style-name="T1">ara</text:span> mientras este se encontraba caragando-booteando</text:p>
        </text:list-item>
        <text:list-item>
          <text:p text:style-name="P2">El beagleboard presente un kernel de linux de 2.6.32,el cual no es el kernel adecuado para poder realizar el modulo de linux, se procede a investigar como instalar algún otro distribuidor de linux como debian en el beagleboard</text:p>
        </text:list-item>
        <text:list-item>
          <text:p text:style-name="P3">La microSD no es reconocida por parte de la computadora a la hora de intentar formatearla para poder así instalarle un OS adecuado para la realización del LKM, se probó en distintos OS en la computadora y en ninguno se pudo reconocer la tarjeta, o se hacía imposible incluso desde consola manipular esta, se procedió a probar la microSD con otro adapter y con este si se funcionó, así que se concluye que seguramente hay algo malo con el adapter de microSD que se estaba utilizando.</text:p>
        </text:list-item>
        <text:list-item>
          <text:p text:style-name="P4">A la hora de realizar el makefile, cuando se inserta el comando <text:span text:style-name="T1">make </text:span><text:span text:style-name="T3">se obtiene como respuesta <text:s/></text:span><text:span text:style-name="T4">makefile:15: *** missing separator. <text:s/>Stop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5:19:36.695563980</meta:creation-date>
    <meta:generator>LibreOffice/5.1.2.2$Linux_X86_64 LibreOffice_project/10m0$Build-2</meta:generator>
    <dc:date>2016-05-03T00:03:58.551284178</dc:date>
    <meta:editing-duration>PT2H9M4S</meta:editing-duration>
    <meta:editing-cycles>4</meta:editing-cycles>
    <meta:document-statistic meta:table-count="0" meta:image-count="0" meta:object-count="0" meta:page-count="1" meta:paragraph-count="6" meta:word-count="192" meta:character-count="1129" meta:non-whitespace-character-count="943"/>
  </office:meta>
</office:document-meta>
</file>